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Verdana" fo:font-size="12pt" fo:language="ru" fo:country="RU" fo:font-weight="normal" officeooo:rsid="002794d9" officeooo:paragraph-rsid="0004e3e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paragraph-properties fo:margin-left="0cm" fo:margin-right="1.78cm" fo:margin-top="0.201cm" fo:margin-bottom="0.201cm" style:contextual-spacing="false" fo:text-align="start" style:justify-single-word="false" fo:text-indent="0cm" style:auto-text-indent="false"/>
      <style:text-properties style:font-name="Verdana" fo:font-size="12pt" fo:language="ru" fo:country="RU" fo:font-weight="normal" officeooo:rsid="002794d9" officeooo:paragraph-rsid="0004e3e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margin-left="0cm" fo:margin-right="1.78cm" fo:margin-top="0.302cm" fo:margin-bottom="0.302cm" style:contextual-spacing="false" fo:text-align="start" style:justify-single-word="false" fo:text-indent="0cm" style:auto-text-indent="false"/>
      <style:text-properties style:font-name="Verdana" fo:font-size="12pt" fo:language="ru" fo:country="RU" fo:font-weight="normal" officeooo:rsid="002794d9" officeooo:paragraph-rsid="0004e3e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1.78cm" fo:margin-top="0cm" fo:margin-bottom="0cm" style:contextual-spacing="false" fo:text-align="start" style:justify-single-word="false" fo:text-indent="0cm" style:auto-text-indent="false"/>
      <style:text-properties style:font-name="Verdana" fo:font-size="12pt" fo:language="ru" fo:country="RU" fo:font-weight="normal" officeooo:rsid="002794d9" officeooo:paragraph-rsid="0004e3e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margin-left="0cm" fo:margin-right="1.78cm" fo:margin-top="0.201cm" fo:margin-bottom="0.201cm" style:contextual-spacing="false" fo:line-height="115%" fo:text-align="start" style:justify-single-word="false" fo:text-indent="0cm" style:auto-text-indent="false"/>
      <style:text-properties style:font-name="Verdana" fo:font-size="12pt" fo:language="ru" fo:country="RU" fo:font-weight="normal" officeooo:rsid="002794d9" officeooo:paragraph-rsid="0004e3e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Verdana" fo:font-size="15pt" fo:language="ru" fo:country="RU" fo:font-weight="normal" officeooo:rsid="002794d9" officeooo:paragraph-rsid="0004e3e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Verdana" fo:font-size="15pt" fo:language="ru" fo:country="RU" fo:font-weight="bold" officeooo:rsid="002794d9" officeooo:paragraph-rsid="0004e3e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>
      <style:paragraph-properties fo:margin-left="0cm" fo:margin-right="1.78cm" fo:margin-top="0.302cm" fo:margin-bottom="0.302cm" style:contextual-spacing="false" fo:text-align="start" style:justify-single-word="false" fo:text-indent="0cm" style:auto-text-indent="false"/>
      <style:text-properties style:font-name="Verdana" fo:font-size="15pt" fo:language="ru" fo:country="RU" fo:font-weight="bold" officeooo:rsid="002794d9" officeooo:paragraph-rsid="0004e3e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1.78cm" fo:margin-top="0cm" fo:margin-bottom="0cm" style:contextual-spacing="false" fo:text-align="start" style:justify-single-word="false" fo:text-indent="0cm" style:auto-text-indent="false"/>
      <style:text-properties style:font-name="Verdana" fo:font-size="15pt" fo:language="ru" fo:country="RU" fo:font-weight="bold" officeooo:rsid="002794d9" officeooo:paragraph-rsid="0004e3e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e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. Что такое временная сложность алгоритма?</text:span></text:p>
      <text:p text:style-name="P5"><text:span text:style-name="T1"><text:tab/>Временная сложность (ВС) алгоритма</text:span> — это зависимость <text:span text:style-name="T2">в</text:span>ремени выполнения алгоритма от количества обрабатываемых входных данных. </text:p>
      <text:p text:style-name="P1"/>
      <text:p text:style-name="P1"/>
      <text:p text:style-name="P7">2. Почему функцию временной сложности нельзя использовать для оценки алгоритма?</text:p>
      <text:p text:style-name="P2"><text:tab/>Такая оценка может быть сделана только для конкретной реализации алгоритма в конкретной вычислительной системе и не пригодна для оценки алгоритма. </text:p>
      <text:p text:style-name="P3"/>
      <text:p text:style-name="P9">3. Что такое порядок функции? Как определяется порядок функции, заданной многочленом?</text:p>
      <text:p text:style-name="P2"><text:tab/>Порядок функции, заданной многочленом, определяется только тем членом, который растет быстрее других с увеличением N, причем коэффициент при нем не учитывается </text:p>
      <text:p text:style-name="P3"/>
      <text:p text:style-name="P8">4. Как можно определить порядок функции временной сложности алгоритма?</text:p>
      <text:p text:style-name="P4"><text:tab/>Для определения порядка функции ВС алгоритма достаточно найти зависимость числа выполнения того оператора от количества исходных данных, который выполняется в алгоритме чаще других. </text:p>
      <text:p text:style-name="P4"/>
      <text:p text:style-name="P4"/>
      <text:p text:style-name="P4"/>
      <text:p text:style-name="P9">5. Что называется сортировкой?</text:p>
      <text:p text:style-name="P2"><text:span text:style-name="T1"><text:tab/>Сортировка</text:span> — это процесс перестановки элементов данного множества в определенном порядке. </text:p>
      <text:p text:style-name="P4"/>
      <text:p text:style-name="P4"/>
      <text:p text:style-name="P4"/>
      <text:p text:style-name="P9">6. В каком случае метод сортировки называется устойчивым?</text:p>
      <text:p text:style-name="P2">Метод сортировки называется устойчивым, если относительный порядок элементов с одинаковыми значениями не меняется при сортировке;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3T19:11:17.533000000</dc:date>
    <meta:editing-duration>PT10M3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2" meta:word-count="151" meta:character-count="1205" meta:non-whitespace-character-count="1053"/>
  </office:meta>
</office:document-meta>
</file>